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.2083in" table:align="left"/>
    </style:style>
    <style:style style:name="Table1.A" style:family="table-column">
      <style:table-column-properties style:column-width="0.9417in"/>
    </style:style>
    <style:style style:name="Table1.B" style:family="table-column">
      <style:table-column-properties style:column-width="1.266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0.05pt solid #000000" fo:border-top="0.05pt solid #000000" fo:border-bottom="0.05pt solid #000000"/>
    </style:style>
    <style:style style:name="P1" style:family="paragraph" style:parent-style-name="Standard">
      <style:text-properties officeooo:rsid="001c3eb8" officeooo:paragraph-rsid="001c3eb8"/>
    </style:style>
    <style:style style:name="P2" style:family="paragraph" style:parent-style-name="Standard">
      <style:text-properties officeooo:rsid="001c3eb8" officeooo:paragraph-rsid="001e22d3"/>
    </style:style>
    <style:style style:name="P3" style:family="paragraph" style:parent-style-name="Standard">
      <style:text-properties officeooo:rsid="001c3eb8" officeooo:paragraph-rsid="001f5f4b"/>
    </style:style>
    <style:style style:name="P4" style:family="paragraph" style:parent-style-name="Standard">
      <style:text-properties officeooo:rsid="001def34" officeooo:paragraph-rsid="001def34"/>
    </style:style>
    <style:style style:name="P5" style:family="paragraph" style:parent-style-name="Standard">
      <style:text-properties fo:font-weight="bold" officeooo:rsid="001c3eb8" officeooo:paragraph-rsid="001c3eb8" style:font-weight-asian="bold" style:font-weight-complex="bold"/>
    </style:style>
    <style:style style:name="P6" style:family="paragraph" style:parent-style-name="Table_20_Contents">
      <style:text-properties fo:font-weight="bold" officeooo:rsid="002336b0" officeooo:paragraph-rsid="002336b0" style:font-weight-asian="bold" style:font-weight-complex="bold"/>
    </style:style>
    <style:style style:name="P7" style:family="paragraph" style:parent-style-name="Standard" style:list-style-name="L1">
      <style:text-properties officeooo:rsid="001def34" officeooo:paragraph-rsid="001e22d3"/>
    </style:style>
    <style:style style:name="P8" style:family="paragraph" style:parent-style-name="Standard" style:list-style-name="L1">
      <style:text-properties officeooo:rsid="001def34" officeooo:paragraph-rsid="001f5f4b"/>
    </style:style>
    <style:style style:name="P9" style:family="paragraph" style:parent-style-name="Standard" style:list-style-name="L1">
      <style:text-properties officeooo:rsid="001c3eb8" officeooo:paragraph-rsid="001c3eb8"/>
    </style:style>
    <style:style style:name="P10" style:family="paragraph" style:parent-style-name="Standard" style:list-style-name="L1">
      <style:text-properties officeooo:rsid="001c3eb8" officeooo:paragraph-rsid="001e22d3"/>
    </style:style>
    <style:style style:name="P11" style:family="paragraph" style:parent-style-name="Standard" style:list-style-name="L1">
      <style:text-properties officeooo:rsid="001f5f4b" officeooo:paragraph-rsid="001f5f4b"/>
    </style:style>
    <style:style style:name="P12" style:family="paragraph" style:parent-style-name="Standard" style:list-style-name="L1">
      <style:text-properties officeooo:rsid="0028899f" officeooo:paragraph-rsid="0028899f"/>
    </style:style>
    <style:style style:name="T1" style:family="text">
      <style:text-properties officeooo:rsid="001d7c1a"/>
    </style:style>
    <style:style style:name="T2" style:family="text">
      <style:text-properties officeooo:rsid="001def34"/>
    </style:style>
    <style:style style:name="T3" style:family="text">
      <style:text-properties officeooo:rsid="001e22d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22d3" style:font-weight-asian="bold" style:font-weight-complex="bold"/>
    </style:style>
    <style:style style:name="T6" style:family="text">
      <style:text-properties officeooo:rsid="0028899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MD 2023 Extended Abstract Review Sheet</text:p>
      <text:p text:style-name="P5">Instructions</text:p>
      <text:list xml:id="list2797087295" text:style-name="L1">
        <text:list-item>
          <text:p text:style-name="P7">If you have a conflict of interest in your assignment, send a note to <text:a xlink:type="simple" xlink:href="mailto:info@bmdconf.org" text:style-name="Internet_20_link" text:visited-style-name="Visited_20_Internet_20_Link">info@bmdconf.org</text:a>.</text:p>
        </text:list-item>
        <text:list-item>
          <text:p text:style-name="P9">Do not include any identifying information in your review. Reviews will be public, but your identity will be anonymous.</text:p>
        </text:list-item>
        <text:list-item>
          <text:p text:style-name="P10">Fill out each <text:span text:style-name="T3">item below </text:span><text:span text:style-name="T6">and give a numerical score.</text:span></text:p>
        </text:list-item>
        <text:list-item>
          <text:p text:style-name="P12">Template formatting errors should not affect the score.</text:p>
        </text:list-item>
        <text:list-item>
          <text:p text:style-name="P11">Reviews are due Friday April 14, 2023. This is a hard deadline. If you can’t meet it, please let us know at <text:a xlink:type="simple" xlink:href="mailto:info@bmdconf.org" text:style-name="Internet_20_link" text:visited-style-name="Visited_20_Internet_20_Link">info@bmdconf.org</text:a> as soon as possible.</text:p>
        </text:list-item>
        <text:list-item>
          <text:p text:style-name="P11">Upload this filled sheet to Orvium for each of your review assignments (under “My Reviews” on the left side of the screen).</text:p>
        </text:list-item>
        <text:list-item>
          <text:p text:style-name="P8">When uploading this review sheet, select:</text:p>
          <text:list>
            <text:list-item>
              <text:p text:style-name="P8">“Major revision <text:span text:style-name="T3">required” </text:span>if you scored it a 5.</text:p>
            </text:list-item>
            <text:list-item>
              <text:p text:style-name="P8">“Minor revision <text:span text:style-name="T3">required” </text:span>if you scored 1-4 and it needs edit<text:span text:style-name="T3">ing before publishing.</text:span></text:p>
            </text:list-item>
            <text:list-item>
              <text:p text:style-name="P8">“Accept<text:span text:style-name="T3">ed”</text:span> if you scored 1-4 and it needs no edit<text:span text:style-name="T3">ing before publishing.</text:span></text:p>
            </text:list-item>
          </text:list>
        </text:list-item>
        <text:list-item>
          <text:p text:style-name="P11">Make sure to press “Submit” in Orvium for each assignment to finalize your review.</text:p>
        </text:list-item>
      </text:list>
      <text:p text:style-name="P1">________________________________________________________________________________</text:p>
      <text:p text:style-name="P5">Provide a sentence<text:span text:style-name="T1"> </text:span>for each of the three following assessments:</text:p>
      <text:p text:style-name="P1"/>
      <text:p text:style-name="P1"><text:span text:style-name="T2">1. </text:span>Does the abstract topic fit within the themes of the conference?</text:p>
      <text:p text:style-name="P1"/>
      <text:p text:style-name="P3"/>
      <text:p text:style-name="P1"><text:span text:style-name="T2">2. </text:span>Is the content of the extended abstract scientific and technically sound?</text:p>
      <text:p text:style-name="P1"/>
      <text:p text:style-name="P3"/>
      <text:p text:style-name="P1"><text:span text:style-name="T2">3. </text:span>Is the content of the extended abstract communicated well?</text:p>
      <text:p text:style-name="P1"/>
      <text:p text:style-name="P3">________________________________________________________________________________</text:p>
      <text:p text:style-name="P5">Based on the above three assessments, how do you rate the extended abstract on a scale of 1 to 5 where the numbers mean the submission should:</text:p>
      <text:p text:style-name="P1"/>
      <text:p text:style-name="P1">1: <text:span text:style-name="T1">definitely be </text:span>included <text:span text:style-name="T1">as an oral presentation.</text:span></text:p>
      <text:p text:style-name="P1">2: be included <text:span text:style-name="T1">as an oral presentation.</text:span></text:p>
      <text:p text:style-name="P1">3: be included <text:span text:style-name="T1">as oral or poster presentation.</text:span></text:p>
      <text:p text:style-name="P2">4: be included <text:span text:style-name="T1">as poster presentation.</text:span></text:p>
      <text:p text:style-name="P2">5: not be included in the conference program.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Your score:</text:p>
          </table:table-cell>
          <table:table-cell table:style-name="Table1.B1" office:value-type="string">
            <text:p text:style-name="Table_20_Contents"/>
          </table:table-cell>
        </table:table-row>
      </table:table>
      <text:p text:style-name="P5"/>
      <text:p text:style-name="P1">________________________________________________________________________________</text:p>
      <text:p text:style-name="P5">If your score is a 5, please provide an extra statement <text:span text:style-name="T3">explaining</text:span> why the submission should not be <text:span text:style-name="T3">included in the conference:</text:span></text:p>
      <text:p text:style-name="P1"/>
      <text:p text:style-name="P1"/>
      <text:p text:style-name="P1">________________________________________________________________________________</text:p>
      <text:p text:style-name="P4"><text:span text:style-name="T4">If the abstract needs </text:span><text:span text:style-name="T5">minor improvements </text:span><text:span text:style-name="T4">for publication </text:span><text:span text:style-name="T5">in the book of abstracts</text:span><text:span text:style-name="T4">, list the minor revisions required: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16:48:40.407220178</meta:creation-date>
    <dc:date>2023-03-08T17:56:29.895042030</dc:date>
    <meta:editing-duration>PT21M55S</meta:editing-duration>
    <meta:editing-cycles>5</meta:editing-cycles>
    <meta:generator>LibreOffice/7.4.4.2$Linux_X86_64 LibreOffice_project/40$Build-2</meta:generator>
    <meta:document-statistic meta:table-count="1" meta:image-count="0" meta:object-count="0" meta:page-count="1" meta:paragraph-count="30" meta:word-count="327" meta:character-count="2169" meta:non-whitespace-character-count="1883"/>
  </office:meta>
</office:document-meta>
</file>